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20:18:05.499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21T22:27:43.489000000</meta:creation-date>
    <dc:date>2020-10-09T23:00:52.930000000</dc:date>
    <meta:editing-duration>PT2H26M35S</meta:editing-duration>
    <meta:editing-cycles>2</meta:editing-cycles>
    <meta:generator>LibreOffice/7.0.1.2$Windows_x86 LibreOffice_project/7cbcfc562f6eb6708b5ff7d7397325de9e764452</meta:generator>
    <meta:document-statistic meta:table-count="1" meta:cell-count="9564" meta:object-count="0"/>
  </office:meta>
</office:document-meta>
</file>